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b285" officeooo:paragraph-rsid="0018b28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8feca" officeooo:paragraph-rsid="0018fec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8b285" officeooo:paragraph-rsid="0018b28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ab1a0" officeooo:paragraph-rsid="001ab1a0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//增强的for循环</text:p>
      <text:p text:style-name="P1"><text:tab/> <text:s text:c="3"/>/*</text:p>
      <text:p text:style-name="P1"><text:tab/> <text:s text:c="4"/>* 语法</text:p>
      <text:p text:style-name="P1"><text:tab/> <text:s text:c="4"/>* for(数据类型 <text:s/>变量:集合){</text:p>
      <text:p text:style-name="P1"><text:tab/> <text:s text:c="4"/>* }</text:p>
      <text:p text:style-name="P2"><text:s text:c="15"/><text:span text:style-name="T1">增强的for循环有并发的问题存在</text:span></text:p>
      <text:p text:style-name="P1"><text:tab/> <text:s text:c="4"/>*/</text:p>
      <text:p text:style-name="P1"><text:tab/> <text:s text:c="3"/>for(String s:sc){</text:p>
      <text:p text:style-name="P1"><text:tab/> <text:s text:c="3"/><text:tab/>System.out.println(s);</text:p>
      <text:p text:style-name="P1"><text:tab/> <text:s text:c="3"/>}</text:p>
      <text:p text:style-name="P4">也可以对数组进行遍历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0S</meta:editing-duration>
    <meta:editing-cycles>5</meta:editing-cycles>
    <meta:generator>LibreOffice/5.3.0.3$Windows_X86_64 LibreOffice_project/7074905676c47b82bbcfbea1aeefc84afe1c50e1</meta:generator>
    <dc:date>2017-12-19T18:39:43.547000000</dc:date>
    <meta:document-statistic meta:table-count="0" meta:image-count="0" meta:object-count="0" meta:page-count="1" meta:paragraph-count="11" meta:word-count="54" meta:character-count="167" meta:non-whitespace-character-count="100"/>
    <meta:user-defined meta:name="Info 1"/>
    <meta:user-defined meta:name="Info 2"/>
    <meta:user-defined meta:name="Info 3"/>
    <meta:user-defined meta:name="Info 4"/>
  </office:meta>
</office:document-meta>
</file>